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master-page-name="Standard">
      <style:paragraph-properties style:page-number="1"/>
    </style:style>
    <style:style style:name="P2" style:family="paragraph" style:parent-style-name="Heading_20_2" style:list-style-name="WWNum1">
      <style:paragraph-properties fo:margin-left="0.5in" fo:margin-right="0in"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_muonizbzw0tt"/>Question 1:</text:p>
      <text:list xml:id="list1001502101" text:style-name="WWNum1">
        <text:list-item>
          <text:p text:style-name="P2"><text:bookmark text:name="_h6pgrkqhwc8w"/>Summarize the text using your own words (80-100 words)</text:p>
        </text:list-item>
      </text:list>
      <text:p text:style-name="Standard">Nowadays, humans are becoming increasingly reliant on information technology. It has a lot of great benefits in our life, but it also has some negative repercussions. The majority of people are prone to leading unhealthy lifestyles. They don't want to get out and exercise; instead, they spend a lot of time on the internet.</text:p>
      <text:p text:style-name="Standard">The use of technology for study and work has numerous advantages. Students can quickly access important information on the internet. Computers are capable of storing enormous volumes of data.</text:p>
      <text:p text:style-name="Standard">Depending on how we use technology, it can be beneficial or harmful. We can genuinely use it without any negative consequences.</text:p>
      <text:list xml:id="list230844985750010" text:continue-numbering="true" text:style-name="WWNum1">
        <text:list-item>
          <text:p text:style-name="P2"><text:bookmark text:name="_z60uc1hr8xld"/>According to the writer, information technology has affected students’ learning results positively. Do you agree with the writer’s views? Why/Why not?</text:p>
        </text:list-item>
      </text:list>
      <text:p text:style-name="Standard">I completely agree with the author's viewpoints. Information technology is the most effective instrument for students to self-teach at any time and at any pace. Everyone learns at a different speed, and self-teaching is the most effective way to learn something. Teachers today are also motivators who provide direction and, more importantly, pass on their pupils' enthusiasm for the subject.</text:p>
      <text:p text:style-name="Standard"/>
      <text:p text:style-name="Heading_20_1"><text:bookmark text:name="_gwkv6umhwwmc"/>Question 2:</text:p>
      <text:p text:style-name="Heading_20_2"><text:bookmark text:name="_ihf58rixwls1"/>Nowadays, more and more students have to cope with stress. What are the reasons for this problem and what could be done to solve this?</text:p>
      <text:p text:style-name="Standard"><text:span text:style-name="T1">There are numerous factors that contribute to student stress nowadays. The first is the generational divide. In Vietnam, for example, the last generation grew up in a country where the war had just ended. We were beginning to open up to the rest of the globe, as well as economic integration. As a result, this generation has a lot of work prospects. With them, life is so simple: just work hard, try to get a state job, and you'll be OK. Today's parents are like this. Despite the fact that the world has changed and students have a lot to be concerned about, their parents continue to apply outdated beliefs to them. Two factors, achievement obsession and financial pressure, are the second major culprits. A school is good or awful based solely on student performance in THIRTEEN topics, and a teacher is wonderful or dreadful based solely on student performance. When it comes to money, if you aren't wealthy, you are nothing. Social media is the third ingredient that dooms students. Other causes gain from social media. People brag about their accomplishments, money, automobiles, and fantastic bodies on social media. Even if everyone has bad days and bad times, students who spend time on social media feel insignificant, as if they are not as good as everyone else. This is extremely distressing. Adults must act quickly to assist those unfortunate students. Talking is the most beneficial tool. Understanding comes from talking, and parents must understand their children. Teachers, society, and students must all be able to communicate with one an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485" meta:character-count="2962" meta:non-whitespace-character-count="2489"/>
    <meta:generator>LibreOfficeDev/6.0.5.2$Linux_X86_64 LibreOffice_project/</meta:generator>
  </office:meta>
</office:document-meta>
</file>